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MR10" svg:font-family="CMR10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text-properties officeooo:paragraph-rsid="0013c51e"/>
    </style:style>
    <style:style style:name="T1" style:family="text">
      <style:text-properties officeooo:rsid="001996d0"/>
    </style:style>
    <style:style style:name="T2" style:family="text">
      <style:text-properties officeooo:rsid="0013c51e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1996d0" style:font-size-asian="12pt" style:font-size-complex="12pt"/>
    </style:style>
    <style:style style:name="T5" style:family="text">
      <style:text-properties officeooo:rsid="001b26d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Leihgegenstand</text:span>: <text:span text:style-name="T1">Oculus Rift Dev Kit 2</text:span></text:p>
      <text:p text:style-name="P2"><draw:frame draw:style-name="fr1" draw:name="Object1" text:anchor-type="paragraph" svg:x="-0.353cm" svg:y="1.228cm" svg:width="27.254cm" svg:height="15.77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Zubehör: </text:span><text:span text:style-name="T3">1x Headset mit Kabel, 1x Stromadapter + 4 Aufs</text:span><text:span text:style-name="T4">ä</text:span><text:span text:style-name="T3">tze, 1x Positionstracker +1x USB Kabel +1x Sync Kabel , 2x Paar Linsen, 1x Putztuch, 1x Adapter DVI zu HDMI, 1x Handbuch, 1x Bo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MR10" svg:font-family="CMR10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6S</meta:editing-duration>
    <meta:editing-cycles>12</meta:editing-cycles>
    <meta:generator>LibreOffice/4.2.2.1$Windows_x86 LibreOffice_project/3be8cda0bddd8e430d8cda1ebfd581265cca5a0f</meta:generator>
    <dc:date>2015-01-11T13:54:54.069000000</dc:date>
    <meta:document-statistic meta:table-count="0" meta:image-count="0" meta:object-count="1" meta:page-count="1" meta:paragraph-count="2" meta:word-count="39" meta:character-count="222" meta:non-whitespace-character-count="1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Student</text:p>
          </table:table-cell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6:07:22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